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2B0000024353D7C4237985F789.png" manifest:media-type="image/png"/>
  <manifest:file-entry manifest:full-path="Pictures/1000020100000303000002738E3DC1650B5D83C5.png" manifest:media-type="image/png"/>
  <manifest:file-entry manifest:full-path="Pictures/100002010000043F000002E828419FA09AE95CD1.png" manifest:media-type="image/png"/>
  <manifest:file-entry manifest:full-path="Pictures/10000201000004150000030B54F5640DE236319E.png" manifest:media-type="image/png"/>
  <manifest:file-entry manifest:full-path="Pictures/10000201000004470000023A99488F830A954F79.png" manifest:media-type="image/png"/>
  <manifest:file-entry manifest:full-path="Pictures/100002010000041F000002E109C6286E704B70EC.png" manifest:media-type="image/png"/>
  <manifest:file-entry manifest:full-path="Pictures/1000020100000458000002EACD4A4BED23BD420B.png" manifest:media-type="image/png"/>
  <manifest:file-entry manifest:full-path="Pictures/100002010000028D0000021419FCD6832CB848C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66666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3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italic" style:text-underline-style="none" fo:font-weight="normal" style:font-name-asian="Alfa Slab One" style:font-size-asian="30pt" style:font-style-asian="italic" style:font-weight-asian="normal" style:font-name-complex="Alfa Slab One" style:font-size-complex="30pt" style:font-style-complex="italic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1c3aa9" style:text-line-through-style="none" style:text-line-through-type="none" style:text-position="0% 100%" style:font-name="Proxima Nova" fo:font-size="16pt" fo:letter-spacing="normal" fo:font-style="normal" style:text-underline-style="solid" style:text-underline-width="auto" style:text-underline-color="font-color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WBS</text:span></text:p>
          </draw:text-box>
        </draw:frame>
        <draw:frame draw:name="Google Shape;57;p13" presentation:style-name="pr2" draw:text-style-name="P3" draw:layer="layout" svg:width="23.667cm" svg:height="2.037cm" svg:x="0.866cm" svg:y="8.794cm" presentation:class="subtitle" presentation:placeholder="true" presentation:user-transformed="true">
          <draw:text-box/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BS (Work Breakdown Structure)" draw:style-name="dp1" draw:master-page-name="TITLE_5f_AND_5f_BODY" presentation:presentation-page-layout-name="AL2T1">
        <draw:frame draw:name="Google Shape;62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BS (</text:span><text:span text:style-name="T3">Work Breakdown Structure</text:span><text:span text:style-name="T2">)</text:span></text:p>
          </draw:text-box>
        </draw:frame>
        <draw:frame draw:name="Google Shape;63;p14" presentation:style-name="pr5" draw:text-style-name="P8" draw:layer="layout" svg:width="8.769cm" svg:height="9.489cm" svg:x="0.866cm" svg:y="3.201cm" presentation:class="outline" presentation:user-transformed="true">
          <draw:text-box>
            <text:p text:style-name="P7"><text:span text:style-name="T4">Descomposición jerárquica de un proyecto con el fin de establecer sus alcances y guiar su ejecución.</text:span></text:p>
          </draw:text-box>
        </draw:frame>
        <draw:frame draw:name="Google Shape;64;p14" draw:style-name="gr2" draw:text-style-name="P9" draw:layer="layout" svg:width="13.376cm" svg:height="10.897cm" svg:x="10.382cm" svg:y="3.103cm">
          <draw:image xlink:href="Pictures/100002010000028D0000021419FCD6832CB848C1.png" xlink:type="simple" xlink:show="embed" xlink:actuate="onLoad">
            <text:p/>
          </draw:image>
        </draw:frame>
        <presentation:notes draw:style-name="dp2">
          <draw:page-thumbnail draw:name="Google Shape;59;g10044cc1e83_0_477:notes" draw:style-name="gr1" draw:layer="layout" svg:width="16.932cm" svg:height="9.524cm" svg:x="1.059cm" svg:y="1.905cm" draw:page-number="2" presentation:class="page"/>
          <draw:frame draw:name="Google Shape;60;g10044cc1e83_0_47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BS (Work Breakdown Structure)" draw:style-name="dp1" draw:master-page-name="TITLE_5f_AND_5f_BODY" presentation:presentation-page-layout-name="AL2T1">
        <draw:frame draw:name="Google Shape;69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BS (</text:span><text:span text:style-name="T3">Work Breakdown Structure</text:span><text:span text:style-name="T2">)</text:span></text:p>
          </draw:text-box>
        </draw:frame>
        <draw:frame draw:name="Google Shape;70;p15" draw:style-name="gr2" draw:text-style-name="P9" draw:layer="layout" svg:width="15.82cm" svg:height="10.613cm" svg:x="4.789cm" svg:y="2.827cm">
          <draw:image xlink:href="Pictures/1000020100000458000002EACD4A4BED23BD420B.png" xlink:type="simple" xlink:show="embed" xlink:actuate="onLoad">
            <text:p/>
          </draw:image>
        </draw:frame>
        <presentation:notes draw:style-name="dp2">
          <draw:page-thumbnail draw:name="Google Shape;66;g10044cc1e83_0_484:notes" draw:style-name="gr1" draw:layer="layout" svg:width="16.932cm" svg:height="9.524cm" svg:x="1.059cm" svg:y="1.905cm" draw:page-number="3" presentation:class="page"/>
          <draw:frame draw:name="Google Shape;67;g10044cc1e83_0_48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BS (Work Breakdown Structure)" draw:style-name="dp1" draw:master-page-name="TITLE_5f_AND_5f_BODY" presentation:presentation-page-layout-name="AL2T1">
        <draw:frame draw:name="Google Shape;75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BS (</text:span><text:span text:style-name="T3">Work Breakdown Structure</text:span><text:span text:style-name="T2">)</text:span></text:p>
          </draw:text-box>
        </draw:frame>
        <draw:frame draw:name="Google Shape;76;p16" draw:style-name="gr2" draw:text-style-name="P9" draw:layer="layout" svg:width="15.192cm" svg:height="10.613cm" svg:x="5.103cm" svg:y="2.827cm">
          <draw:image xlink:href="Pictures/100002010000041F000002E109C6286E704B70EC.png" xlink:type="simple" xlink:show="embed" xlink:actuate="onLoad">
            <text:p/>
          </draw:image>
        </draw:frame>
        <presentation:notes draw:style-name="dp2">
          <draw:page-thumbnail draw:name="Google Shape;72;g10044cc1e83_0_492:notes" draw:style-name="gr1" draw:layer="layout" svg:width="16.932cm" svg:height="9.524cm" svg:x="1.059cm" svg:y="1.905cm" draw:page-number="4" presentation:class="page"/>
          <draw:frame draw:name="Google Shape;73;g10044cc1e83_0_49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BS (Work Breakdown Structure)" draw:style-name="dp1" draw:master-page-name="TITLE_5f_AND_5f_BODY" presentation:presentation-page-layout-name="AL2T1">
        <draw:frame draw:name="Google Shape;8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BS (</text:span><text:span text:style-name="T3">Work Breakdown Structure</text:span><text:span text:style-name="T2">)</text:span></text:p>
          </draw:text-box>
        </draw:frame>
        <draw:frame draw:name="Google Shape;82;p17" draw:style-name="gr2" draw:text-style-name="P9" draw:layer="layout" svg:width="20.389cm" svg:height="10.613cm" svg:x="2.505cm" svg:y="2.827cm">
          <draw:image xlink:href="Pictures/10000201000004470000023A99488F830A954F79.png" xlink:type="simple" xlink:show="embed" xlink:actuate="onLoad">
            <text:p/>
          </draw:image>
        </draw:frame>
        <presentation:notes draw:style-name="dp2">
          <draw:page-thumbnail draw:name="Google Shape;78;g10044cc1e83_0_498:notes" draw:style-name="gr1" draw:layer="layout" svg:width="16.932cm" svg:height="9.524cm" svg:x="1.059cm" svg:y="1.905cm" draw:page-number="5" presentation:class="page"/>
          <draw:frame draw:name="Google Shape;79;g10044cc1e83_0_49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BS (Work Breakdown Structure)" draw:style-name="dp1" draw:master-page-name="TITLE_5f_AND_5f_BODY" presentation:presentation-page-layout-name="AL2T1">
        <draw:frame draw:name="Google Shape;8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BS (</text:span><text:span text:style-name="T3">Work Breakdown Structure</text:span><text:span text:style-name="T2">)</text:span></text:p>
          </draw:text-box>
        </draw:frame>
        <draw:frame draw:name="Google Shape;88;p18" draw:style-name="gr2" draw:text-style-name="P9" draw:layer="layout" svg:width="13.05cm" svg:height="10.613cm" svg:x="6.174cm" svg:y="3.031cm">
          <draw:image xlink:href="Pictures/1000020100000303000002738E3DC1650B5D83C5.png" xlink:type="simple" xlink:show="embed" xlink:actuate="onLoad">
            <text:p/>
          </draw:image>
        </draw:frame>
        <presentation:notes draw:style-name="dp2">
          <draw:page-thumbnail draw:name="Google Shape;84;g10044cc1e83_0_504:notes" draw:style-name="gr1" draw:layer="layout" svg:width="16.932cm" svg:height="9.524cm" svg:x="1.059cm" svg:y="1.905cm" draw:page-number="6" presentation:class="page"/>
          <draw:frame draw:name="Google Shape;85;g10044cc1e83_0_50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BS (Work Breakdown Structure)" draw:style-name="dp1" draw:master-page-name="TITLE_5f_AND_5f_BODY" presentation:presentation-page-layout-name="AL2T1">
        <draw:frame draw:name="Google Shape;93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BS (</text:span><text:span text:style-name="T3">Work Breakdown Structure</text:span><text:span text:style-name="T2">)</text:span></text:p>
          </draw:text-box>
        </draw:frame>
        <draw:frame draw:name="Google Shape;94;p19" draw:style-name="gr2" draw:text-style-name="P9" draw:layer="layout" svg:width="15.16cm" svg:height="11.301cm" svg:x="4.924cm" svg:y="2.685cm">
          <draw:image xlink:href="Pictures/10000201000004150000030B54F5640DE236319E.png" xlink:type="simple" xlink:show="embed" xlink:actuate="onLoad">
            <text:p/>
          </draw:image>
        </draw:frame>
        <presentation:notes draw:style-name="dp2">
          <draw:page-thumbnail draw:name="Google Shape;90;g10044cc1e83_0_510:notes" draw:style-name="gr1" draw:layer="layout" svg:width="16.932cm" svg:height="9.524cm" svg:x="1.059cm" svg:y="1.905cm" draw:page-number="7" presentation:class="page"/>
          <draw:frame draw:name="Google Shape;91;g10044cc1e83_0_51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BS (Work Breakdown Structure)" draw:style-name="dp1" draw:master-page-name="TITLE_5f_AND_5f_BODY" presentation:presentation-page-layout-name="AL2T1">
        <draw:frame draw:name="Google Shape;99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BS (</text:span><text:span text:style-name="T3">Work Breakdown Structure</text:span><text:span text:style-name="T2">)</text:span></text:p>
          </draw:text-box>
        </draw:frame>
        <draw:frame draw:name="Google Shape;100;p20" draw:style-name="gr2" draw:text-style-name="P9" draw:layer="layout" svg:width="19.558cm" svg:height="10.613cm" svg:x="2.92cm" svg:y="2.556cm">
          <draw:image xlink:href="Pictures/100002010000042B0000024353D7C4237985F789.png" xlink:type="simple" xlink:show="embed" xlink:actuate="onLoad">
            <text:p/>
          </draw:image>
        </draw:frame>
        <presentation:notes draw:style-name="dp2">
          <draw:page-thumbnail draw:name="Google Shape;96;g10044cc1e83_0_521:notes" draw:style-name="gr1" draw:layer="layout" svg:width="16.932cm" svg:height="9.524cm" svg:x="1.059cm" svg:y="1.905cm" draw:page-number="8" presentation:class="page"/>
          <draw:frame draw:name="Google Shape;97;g10044cc1e83_0_52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BS (Work Breakdown Structure)" draw:style-name="dp1" draw:master-page-name="TITLE_5f_AND_5f_BODY" presentation:presentation-page-layout-name="AL2T1">
        <draw:frame draw:name="Google Shape;105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BS (</text:span><text:span text:style-name="T3">Work Breakdown Structure</text:span><text:span text:style-name="T2">)</text:span></text:p>
          </draw:text-box>
        </draw:frame>
        <draw:frame draw:name="Google Shape;106;p21" draw:style-name="gr2" draw:text-style-name="P9" draw:layer="layout" svg:width="15.506cm" svg:height="10.613cm" svg:x="4.946cm" svg:y="3.024cm">
          <draw:image xlink:href="Pictures/100002010000043F000002E828419FA09AE95CD1.png" xlink:type="simple" xlink:show="embed" xlink:actuate="onLoad">
            <text:p/>
          </draw:image>
        </draw:frame>
        <presentation:notes draw:style-name="dp2">
          <draw:page-thumbnail draw:name="Google Shape;102;g10044cc1e83_0_527:notes" draw:style-name="gr1" draw:layer="layout" svg:width="16.932cm" svg:height="9.524cm" svg:x="1.059cm" svg:y="1.905cm" draw:page-number="9" presentation:class="page"/>
          <draw:frame draw:name="Google Shape;103;g10044cc1e83_0_52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BS Online" draw:style-name="dp1" draw:master-page-name="TITLE_5f_AND_5f_BODY" presentation:presentation-page-layout-name="AL2T1">
        <draw:frame draw:name="Google Shape;111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BS Online</text:span></text:p>
          </draw:text-box>
        </draw:frame>
        <draw:frame draw:name="Google Shape;112;p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<text:a xlink:href="https://online.visual-paradigm.com/diagrams/features/work-breakdown-structure-software/" xlink:type="simple">https://online.visual-paradigm.com/diagrams/features/work-breakdown-structure-software/</text:a></text:span></text:p>
            <text:p text:style-name="P11"><text:span text:style-name="T6"/></text:p>
          </draw:text-box>
        </draw:frame>
        <presentation:notes draw:style-name="dp2">
          <draw:page-thumbnail draw:name="Google Shape;108;g10044cc1e83_0_516:notes" draw:style-name="gr1" draw:layer="layout" svg:width="16.932cm" svg:height="9.524cm" svg:x="1.059cm" svg:y="1.905cm" draw:page-number="10" presentation:class="page"/>
          <draw:frame draw:name="Google Shape;109;g10044cc1e83_0_51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Dev/6.0.5.2$Linux_X86_64 LibreOffice_project/</meta:generator>
  </office:meta>
</office:document-meta>
</file>